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83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0.217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48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81pt solid #000000" style:text-align-source="fix" style:repeat-content="false" fo:wrap-option="wrap" fo:border-left="1.8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3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7" style:family="table-cell" style:parent-style-name="Default">
      <style:table-cell-properties fo:border-bottom="1.8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1.8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31pt solid #000000"/>
    </style:style>
    <style:style style:name="ce11" style:family="table-cell" style:parent-style-name="Default">
      <style:table-cell-properties fo:background-color="#ff0000" fo:border="0.31pt solid #000000"/>
    </style:style>
    <style:style style:name="ce12" style:family="table-cell" style:parent-style-name="Default">
      <style:table-cell-properties fo:background-color="transparent" fo:border="0.31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1.81pt solid #000000" fo:border-left="0.31pt solid #000000" fo:border-right="0.31pt solid #000000" fo:border-top="0.31pt solid #000000"/>
    </style:style>
    <style:style style:name="ce16" style:family="table-cell" style:parent-style-name="Default">
      <style:table-cell-properties fo:border-bottom="1.81pt solid #000000" style:text-align-source="fix" style:repeat-content="false" fo:wrap-option="wrap" fo:border-left="0.3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600"/>
    </style:style>
    <style:style style:name="ce17" style:family="table-cell" style:parent-style-name="Default">
      <style:table-cell-properties style:text-align-source="fix" style:repeat-content="false" fo:border="0.31pt solid #000000"/>
      <style:paragraph-properties fo:text-align="center" fo:margin-left="0in"/>
    </style:style>
    <style:style style:name="ce18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0.31pt solid #000000"/>
      <style:paragraph-properties fo:text-align="center" fo:margin-left="0in"/>
    </style:style>
    <style:style style:name="ce19" style:family="table-cell" style:parent-style-name="Default">
      <style:table-cell-properties fo:border-bottom="1.81pt solid #000000" style:text-align-source="fix" style:repeat-content="false" fo:wrap-option="wrap" fo:border-left="0.31pt solid #000000" fo:border-right="1.8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3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21" style:family="table-cell" style:parent-style-name="Default">
      <style:table-cell-properties fo:border-bottom="1.8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 style:data-style-name="N100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4"/>
          <table:table-cell table:style-name="ce22" office:value-type="string">
            <text:p>Gruppförteckning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Centralbeteckning:</text:p>
          </table:table-cell>
          <table:table-cell table:style-name="ce8"/>
          <table:table-cell table:style-name="ce3" office:value-type="string">
            <text:p>Huvudledning:</text:p>
          </table:table-cell>
          <table:table-cell table:number-columns-repeated="3"/>
          <table:table-cell table:style-name="ce3" office:value-type="string">
            <text:p>Utfärdat:</text:p>
          </table:table-cell>
          <table:table-cell table:number-columns-repeated="2"/>
        </table:table-row>
        <table:table-row table:style-name="ro2">
          <table:table-cell table:style-name="ce2" office:value-type="string">
            <text:p>K1A:2</text:p>
          </table:table-cell>
          <table:table-cell table:style-name="ce8"/>
          <table:table-cell table:style-name="ce4" office:value-type="string">
            <text:p>4X6/6</text:p>
          </table:table-cell>
          <table:table-cell table:number-columns-repeated="3"/>
          <table:table-cell table:style-name="ce23" office:value-type="string">
            <text:p>2013-11-24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entral matas från:</text:p>
          </table:table-cell>
          <table:table-cell table:style-name="ce8"/>
          <table:table-cell table:style-name="ce3" office:value-type="string">
            <text:p>Förimpedans:</text:p>
          </table:table-cell>
          <table:table-cell table:number-columns-repeated="6"/>
        </table:table-row>
        <table:table-row table:style-name="ro2">
          <table:table-cell table:style-name="ce4" office:value-type="string">
            <text:p>K1</text:p>
          </table:table-cell>
          <table:table-cell table:style-name="ce8"/>
          <table:table-cell table:style-name="ce4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6" office:value-type="string">
            <text:p>Säkr ström (A)</text:p>
          </table:table-cell>
          <table:table-cell table:style-name="ce19" office:value-type="string">
            <text:p>Area mm²</text:p>
          </table:table-cell>
          <table:table-cell/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6" office:value-type="string">
            <text:p>Säkr ström (A)</text:p>
          </table:table-cell>
          <table:table-cell table:style-name="ce19" office:value-type="string">
            <text:p>Area mm²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0" office:value-type="string">
            <text:p>Huvudbrytare</text:p>
          </table:table-cell>
          <table:table-cell table:style-name="ce17"/>
          <table:table-cell table:style-name="ce20"/>
          <table:table-cell/>
          <table:table-cell table:style-name="ce6" office:value-type="float" office:value="53">
            <text:p>53</text:p>
          </table:table-cell>
          <table:table-cell table:style-name="ce10" office:value-type="string">
            <text:p>Tom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0" office:value-type="string">
            <text:p>Huvudbrytare</text:p>
          </table:table-cell>
          <table:table-cell table:style-name="ce17"/>
          <table:table-cell table:style-name="ce20"/>
          <table:table-cell/>
          <table:table-cell table:style-name="ce6" office:value-type="float" office:value="54">
            <text:p>54</text:p>
          </table:table-cell>
          <table:table-cell office:value-type="string">
            <text:p>Tom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0" office:value-type="string">
            <text:p>Huvudbrytare</text:p>
          </table:table-cell>
          <table:table-cell table:style-name="ce17"/>
          <table:table-cell table:style-name="ce20"/>
          <table:table-cell/>
          <table:table-cell table:style-name="ce6" office:value-type="float" office:value="55">
            <text:p>55</text:p>
          </table:table-cell>
          <table:table-cell table:style-name="ce10" office:value-type="string">
            <text:p>K5:1 = Gr:xx <text:s text:c="8"/>K5:2 = Gr:xx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6">
            <text:p>56</text:p>
          </table:table-cell>
          <table:table-cell table:style-name="ce10" office:value-type="string">
            <text:p>K5:3 = Gr:xx <text:s text:c="8"/>K5:4 = Gr:xx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7">
            <text:p>57</text:p>
          </table:table-cell>
          <table:table-cell table:style-name="ce13"/>
          <table:table-cell table:style-name="ce17"/>
          <table:table-cell table:style-name="ce20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8">
            <text:p>58</text:p>
          </table:table-cell>
          <table:table-cell table:style-name="ce13"/>
          <table:table-cell table:style-name="ce17"/>
          <table:table-cell table:style-name="ce20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9">
            <text:p>59</text:p>
          </table:table-cell>
          <table:table-cell table:style-name="ce13"/>
          <table:table-cell table:style-name="ce17"/>
          <table:table-cell table:style-name="ce20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10" office:value-type="string">
            <text:p>Avdosad hörnnich rum 4</text:p>
          </table:table-cell>
          <table:table-cell table:style-name="ce17" office:value-type="float" office:value="16">
            <text:p>16</text:p>
          </table:table-cell>
          <table:table-cell table:style-name="ce20" office:value-type="float" office:value="2.5">
            <text:p>2.5</text:p>
          </table:table-cell>
          <table:table-cell/>
          <table:table-cell table:style-name="ce6" office:value-type="float" office:value="60">
            <text:p>60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10" office:value-type="string">
            <text:p>Avdosad hörnnich rum 4</text:p>
          </table:table-cell>
          <table:table-cell table:style-name="ce17" office:value-type="float" office:value="16">
            <text:p>16</text:p>
          </table:table-cell>
          <table:table-cell table:style-name="ce20" office:value-type="float" office:value="2.5">
            <text:p>2.5</text:p>
          </table:table-cell>
          <table:table-cell/>
          <table:table-cell table:style-name="ce6" office:value-type="float" office:value="61">
            <text:p>61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10" office:value-type="string">
            <text:p>Avdosad hörnnich rum 4</text:p>
          </table:table-cell>
          <table:table-cell table:style-name="ce17" office:value-type="float" office:value="16">
            <text:p>16</text:p>
          </table:table-cell>
          <table:table-cell table:style-name="ce20" office:value-type="float" office:value="2.5">
            <text:p>2.5</text:p>
          </table:table-cell>
          <table:table-cell/>
          <table:table-cell table:style-name="ce6" office:value-type="float" office:value="62">
            <text:p>62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10" office:value-type="string">
            <text:p>Uttag golvbrunn 1 rum 1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3">
            <text:p>63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10" office:value-type="string">
            <text:p>Uttag golvbrunn 1 rum 1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4">
            <text:p>64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10" office:value-type="string">
            <text:p>Uttag golvbrunn 1 rum 1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5">
            <text:p>65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10" office:value-type="string">
            <text:p>Uttag golvbrunn 2-7 rum 2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6">
            <text:p>66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0" office:value-type="string">
            <text:p>Uttag golvbrunn 2-7 rum 2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7">
            <text:p>67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10" office:value-type="string">
            <text:p>Uttag golvbrunn 2-7 rum 2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8">
            <text:p>68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10" office:value-type="string">
            <text:p>Uttag RWC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9">
            <text:p>69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10" office:value-type="string">
            <text:p>Tvättpelare RWC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0">
            <text:p>70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10" office:value-type="string">
            <text:p>Uttag golvbrunn ?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1">
            <text:p>71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0" office:value-type="string">
            <text:p>Uttag golvbrunn ?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2">
            <text:p>72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10" office:value-type="string">
            <text:p>Uttag golvbrunn ?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10" office:value-type="string">
            <text:p>Utagg golvbrunn ? Rum 3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3">
            <text:p>73</text:p>
          </table:table-cell>
          <table:table-cell office:value-type="string">
            <text:p>K1 Gr:41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10" office:value-type="string">
            <text:p>Utagg golvbrunn ? Rum 3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4">
            <text:p>74</text:p>
          </table:table-cell>
          <table:table-cell table:style-name="ce10" office:value-type="string">
            <text:p>K2:1 = Gr:38 <text:s text:c="7"/>K2:2 = Gr:39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10" office:value-type="string">
            <text:p>Utagg golvbrunn ? Rum 3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5">
            <text:p>75</text:p>
          </table:table-cell>
          <table:table-cell office:value-type="string">
            <text:p>K2:3 = Gr:37 <text:s text:c="7"/>K2:4 = Gr:44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11" office:value-type="string">
            <text:p>Okänd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6">
            <text:p>76</text:p>
          </table:table-cell>
          <table:table-cell table:style-name="ce10" office:value-type="string">
            <text:p>K3:1 = Gr:49 <text:s text:c="7"/>K3:2 = Gr:43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10" office:value-type="string">
            <text:p>Kyl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7">
            <text:p>77</text:p>
          </table:table-cell>
          <table:table-cell table:style-name="ce10" office:value-type="string">
            <text:p>K3:3 = Tom <text:s text:c="9"/>K3:4 = Tom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12" office:value-type="string">
            <text:p>Häll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8">
            <text:p>78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12" office:value-type="string">
            <text:p>Häll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9">
            <text:p>79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3" office:value-type="string">
            <text:p>Mikrovågsugn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80">
            <text:p>80</text:p>
          </table:table-cell>
          <table:table-cell table:style-name="ce10" office:value-type="string">
            <text:p>R1 Blockering nödutgångar (K1-K5)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13" office:value-type="string">
            <text:p>Kaffe-timer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81">
            <text:p>81</text:p>
          </table:table-cell>
          <table:table-cell table:style-name="ce10" office:value-type="string">
            <text:p>K4:1 = Gr:46 <text:s text:c="7"/>K4:2 = Tom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13" office:value-type="string">
            <text:p>Diskmaskin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82">
            <text:p>82</text:p>
          </table:table-cell>
          <table:table-cell table:style-name="ce10" office:value-type="string">
            <text:p>Ljusrelä ytterbelysning (Gr:46)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13" office:value-type="string">
            <text:p>Belysning RWC &amp; elnisch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13" office:value-type="string">
            <text:p>Okänd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13" office:value-type="string">
            <text:p>4-vägsuttag rum 8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10" office:value-type="string">
            <text:p>Uttag vid skylite rum 3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11" office:value-type="string">
            <text:p>Okänd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0" office:value-type="string">
            <text:p>Lysrör rum 3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10" office:value-type="string">
            <text:p>Lysrör rum 2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10" office:value-type="string">
            <text:p>Belysningsskena rum 3 &amp; kondenspump AC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10" office:value-type="string">
            <text:p>Belysningsskena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1">
            <text:p>41</text:p>
          </table:table-cell>
          <table:table-cell office:value-type="string">
            <text:p>Belysning rum 1, 9 &amp; 10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2">
            <text:p>42</text:p>
          </table:table-cell>
          <table:table-cell table:style-name="ce10" office:value-type="string">
            <text:p>Matning trafo RWC-larm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3">
            <text:p>43</text:p>
          </table:table-cell>
          <table:table-cell office:value-type="string">
            <text:p>Belysning rum 7 skena kanal 2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4">
            <text:p>44</text:p>
          </table:table-cell>
          <table:table-cell table:style-name="ce10" office:value-type="string">
            <text:p>Belysning rum 4 &amp; 5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5">
            <text:p>45</text:p>
          </table:table-cell>
          <table:table-cell office:value-type="string">
            <text:p>Manöver belysningsstyrning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6">
            <text:p>46</text:p>
          </table:table-cell>
          <table:table-cell table:style-name="ce10" office:value-type="string">
            <text:p>Matning ytterbelysning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7">
            <text:p>47</text:p>
          </table:table-cell>
          <table:table-cell table:style-name="ce14" office:value-type="string">
            <text:p>Avdosad hörnnich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8">
            <text:p>48</text:p>
          </table:table-cell>
          <table:table-cell table:style-name="ce10" office:value-type="string">
            <text:p>Matning fläktsystem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9">
            <text:p>49</text:p>
          </table:table-cell>
          <table:table-cell table:style-name="ce10" office:value-type="string">
            <text:p>Belysning rum 8</text:p>
          </table:table-cell>
          <table:table-cell table:style-name="ce17"/>
          <table:table-cell table:style-name="ce20"/>
          <table:table-cell/>
          <table:table-cell table:style-name="ce6"/>
          <table:table-cell/>
          <table:table-cell table:style-name="ce17"/>
          <table:table-cell table:style-name="ce20"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10" office:value-type="string">
            <text:p>Tom</text:p>
          </table:table-cell>
          <table:table-cell table:style-name="ce17"/>
          <table:table-cell table:style-name="ce20"/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51">
            <text:p>51</text:p>
          </table:table-cell>
          <table:table-cell table:style-name="ce10" office:value-type="string">
            <text:p>Tom</text:p>
          </table:table-cell>
          <table:table-cell table:style-name="ce17"/>
          <table:table-cell table:style-name="ce20"/>
          <table:table-cell/>
          <table:table-cell table:style-name="ce6"/>
          <table:table-cell/>
          <table:table-cell table:style-name="ce17"/>
          <table:table-cell table:style-name="ce20"/>
        </table:table-row>
        <table:table-row table:style-name="ro2">
          <table:table-cell table:style-name="ce7" office:value-type="float" office:value="52">
            <text:p>52</text:p>
          </table:table-cell>
          <table:table-cell table:style-name="ce15" office:value-type="string">
            <text:p>Tom</text:p>
          </table:table-cell>
          <table:table-cell table:style-name="ce18"/>
          <table:table-cell table:style-name="ce21"/>
          <table:table-cell/>
          <table:table-cell table:style-name="ce7"/>
          <table:table-cell table:style-name="ce15"/>
          <table:table-cell table:style-name="ce18"/>
          <table:table-cell table:style-name="ce21"/>
        </table:table-row>
        <table:table-row table:style-name="ro2" table:number-rows-repeated="104851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="0.2in" fo:margin-top="0.2in" fo:margin-bottom="0.2in" fo:margin-left="0.2in" fo:margin-right="0.2in" style:shadow="none" fo:background-color="transparent" style:scale-to="100%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08:46:50</meta:creation-date>
    <dc:date>2013-12-09T23:46:48</dc:date>
    <meta:editing-duration>PT1H42M21S</meta:editing-duration>
    <meta:editing-cycles>27</meta:editing-cycles>
    <meta:generator>LibreOffice/3.5$Linux_X86_64 LibreOffice_project/350m1$Build-2</meta:generator>
    <meta:printed-by>Stockholm Makerspace</meta:printed-by>
    <meta:print-date>2013-04-28T00:05:23</meta:print-date>
    <meta:document-statistic meta:table-count="1" meta:cell-count="246" meta:object-count="0"/>
  </office:meta>
</office:document-meta>
</file>